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6544" calcext:value-type="float">
            <text:p>2.06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2264" calcext:value-type="float">
            <text:p>2.1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216" calcext:value-type="float">
            <text:p>2.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3872" calcext:value-type="float">
            <text:p>2.02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616" calcext:value-type="float">
            <text:p>1.88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5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96112" calcext:value-type="float">
            <text:p>0.89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56488" calcext:value-type="float">
            <text:p>0.8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7552" calcext:value-type="float">
            <text:p>0.98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2208" calcext:value-type="float">
            <text:p>0.9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5256" calcext:value-type="float">
            <text:p>0.9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7672" calcext:value-type="float">
            <text:p>1.9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432" calcext:value-type="float">
            <text:p>1.93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5416" calcext:value-type="float">
            <text:p>2.1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9696" calcext:value-type="float">
            <text:p>2.1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836" calcext:value-type="float">
            <text:p>2.1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0928" calcext:value-type="float">
            <text:p>2.09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644" calcext:value-type="float">
            <text:p>1.99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7192" calcext:value-type="float">
            <text:p>1.9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0136" calcext:value-type="float">
            <text:p>1.85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8488" calcext:value-type="float">
            <text:p>1.6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4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9848" calcext:value-type="float">
            <text:p>1.0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8888" calcext:value-type="float">
            <text:p>1.0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7656" calcext:value-type="float">
            <text:p>1.0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9216" calcext:value-type="float">
            <text:p>2.1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7504" calcext:value-type="float">
            <text:p>2.1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884" calcext:value-type="float">
            <text:p>2.1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6064" calcext:value-type="float">
            <text:p>2.0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2808" calcext:value-type="float">
            <text:p>1.8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3224" calcext:value-type="float">
            <text:p>2.1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5624" calcext:value-type="float">
            <text:p>2.32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648" calcext:value-type="float">
            <text:p>2.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124" calcext:value-type="float">
            <text:p>2.30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028" calcext:value-type="float">
            <text:p>2.2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0552" calcext:value-type="float">
            <text:p>2.1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0072" calcext:value-type="float">
            <text:p>2.10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1784" calcext:value-type="float">
            <text:p>2.0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3496" calcext:value-type="float">
            <text:p>2.0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39112" calcext:value-type="float">
            <text:p>2.03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692" calcext:value-type="float">
            <text:p>2.02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4624" calcext:value-type="float">
            <text:p>1.9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4144" calcext:value-type="float">
            <text:p>1.9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404" calcext:value-type="float">
            <text:p>1.84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3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0032" calcext:value-type="float">
            <text:p>1.7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6504" calcext:value-type="float">
            <text:p>1.74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0408" calcext:value-type="float">
            <text:p>1.7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9072" calcext:value-type="float">
            <text:p>1.71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0512" calcext:value-type="float">
            <text:p>1.8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8528" calcext:value-type="float">
            <text:p>1.9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24" calcext:value-type="float">
            <text:p>1.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6712" calcext:value-type="float">
            <text:p>1.8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52" calcext:value-type="float">
            <text:p>1.87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1848" calcext:value-type="float">
            <text:p>1.83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9656" calcext:value-type="float">
            <text:p>1.8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5272" calcext:value-type="float">
            <text:p>1.79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5064" calcext:value-type="float">
            <text:p>1.65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0952" calcext:value-type="float">
            <text:p>1.5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8552" calcext:value-type="float">
            <text:p>1.36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3728" calcext:value-type="float">
            <text:p>1.63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8968" calcext:value-type="float">
            <text:p>1.64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2664" calcext:value-type="float">
            <text:p>1.50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264" calcext:value-type="float">
            <text:p>1.35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3648" calcext:value-type="float">
            <text:p>0.9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536" calcext:value-type="float">
            <text:p>0.9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77824" calcext:value-type="float">
            <text:p>0.8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0976" calcext:value-type="float">
            <text:p>0.9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4128" calcext:value-type="float">
            <text:p>1.0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4416" calcext:value-type="float">
            <text:p>1.8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4312" calcext:value-type="float">
            <text:p>1.73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1264" calcext:value-type="float">
            <text:p>1.7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5168" calcext:value-type="float">
            <text:p>1.7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6192" calcext:value-type="float">
            <text:p>1.53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5816" calcext:value-type="float">
            <text:p>1.57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4584" calcext:value-type="float">
            <text:p>1.62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972" calcext:value-type="float">
            <text:p>1.56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3624" calcext:value-type="float">
            <text:p>1.56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2288" calcext:value-type="float">
            <text:p>1.54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2-0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2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1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588" calcext:value-type="float">
            <text:p>1.32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10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4608" calcext:value-type="float">
            <text:p>1.05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7448" calcext:value-type="float">
            <text:p>0.9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8784" calcext:value-type="float">
            <text:p>0.93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84504" calcext:value-type="float">
            <text:p>0.9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8992" calcext:value-type="float">
            <text:p>1.07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488" calcext:value-type="float">
            <text:p>0.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3544" calcext:value-type="float">
            <text:p>0.9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9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06" calcext:value-type="float">
            <text:p>0.9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7008" calcext:value-type="float">
            <text:p>1.2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2792" calcext:value-type="float">
            <text:p>1.0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3272" calcext:value-type="float">
            <text:p>1.0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7072" calcext:value-type="float">
            <text:p>0.9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964" calcext:value-type="float">
            <text:p>0.9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012" calcext:value-type="float">
            <text:p>0.9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69264" calcext:value-type="float">
            <text:p>0.9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2312" calcext:value-type="float">
            <text:p>0.9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8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4232" calcext:value-type="float">
            <text:p>1.0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5156" calcext:value-type="float">
            <text:p>1.0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1936" calcext:value-type="float">
            <text:p>1.0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9368" calcext:value-type="float">
            <text:p>1.0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7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5128" calcext:value-type="float">
            <text:p>1.40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8592" calcext:value-type="float">
            <text:p>1.6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5104" calcext:value-type="float">
            <text:p>1.97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1032" calcext:value-type="float">
            <text:p>2.16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932" calcext:value-type="float">
            <text:p>2.17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7232" calcext:value-type="float">
            <text:p>2.23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1616" calcext:value-type="float">
            <text:p>2.2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3808" calcext:value-type="float">
            <text:p>2.27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9424" calcext:value-type="float">
            <text:p>2.24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076" calcext:value-type="float">
            <text:p>2.2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608" calcext:value-type="float">
            <text:p>2.19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6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7984" calcext:value-type="float">
            <text:p>2.15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312" calcext:value-type="float">
            <text:p>2.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9592" calcext:value-type="float">
            <text:p>2.06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11096" calcext:value-type="float">
            <text:p>1.9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5856" calcext:value-type="float">
            <text:p>1.8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2328" calcext:value-type="float">
            <text:p>1.8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2224" calcext:value-type="float">
            <text:p>1.79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8424" calcext:value-type="float">
            <text:p>1.8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7944" calcext:value-type="float">
            <text:p>1.83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7464" calcext:value-type="float">
            <text:p>1.80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5648" calcext:value-type="float">
            <text:p>1.7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6024" calcext:value-type="float">
            <text:p>1.71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5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4208" calcext:value-type="float">
            <text:p>1.66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496" calcext:value-type="float">
            <text:p>1.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5232" calcext:value-type="float">
            <text:p>1.4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8112" calcext:value-type="float">
            <text:p>1.65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6776" calcext:value-type="float">
            <text:p>1.63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068" calcext:value-type="float">
            <text:p>1.6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6672" calcext:value-type="float">
            <text:p>1.56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4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3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3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2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6464" calcext:value-type="float">
            <text:p>1.4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4272" calcext:value-type="float">
            <text:p>1.41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4648" calcext:value-type="float">
            <text:p>1.37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10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9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7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5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4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3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2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3-01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2-28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9408" calcext:value-type="float">
            <text:p>1.3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995638709677" calcext:value-type="float">
            <text:p>2.05995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847587096774" calcext:value-type="float">
            <text:p>1.988475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38824" calcext:value-type="float">
            <text:p>1.90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6791" calcext:value-type="float">
            <text:p>1.7567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17976" calcext:value-type="float">
            <text:p>1.63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730787096774" calcext:value-type="float">
            <text:p>1.787307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921058064516" calcext:value-type="float">
            <text:p>1.86921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476309677419" calcext:value-type="float">
            <text:p>1.754763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30632258064" calcext:value-type="float">
            <text:p>2.04530632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438" calcext:value-type="float">
            <text:p>2.02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410348387097" calcext:value-type="float">
            <text:p>1.9341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4216" calcext:value-type="float">
            <text:p>1.79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683380645161" calcext:value-type="float">
            <text:p>1.6568338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4223" calcext:value-type="float">
            <text:p>1.7842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55944" calcext:value-type="float">
            <text:p>1.88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013725" calcext:value-type="float">
            <text:p>1.860137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274" calcext:value-type="float">
            <text:p>1.6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597238709677" calcext:value-type="float">
            <text:p>1.425972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90012903226" calcext:value-type="float">
            <text:p>1.781900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218916129032" calcext:value-type="float">
            <text:p>1.882189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60815483871" calcext:value-type="float">
            <text:p>1.906081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0012" calcext:value-type="float">
            <text:p>1.620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073806451613" calcext:value-type="float">
            <text:p>1.480738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045903448276" calcext:value-type="float">
            <text:p>1.3604590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006735483871" calcext:value-type="float">
            <text:p>1.350067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515096774194" calcext:value-type="float">
            <text:p>1.5151509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1104" calcext:value-type="float">
            <text:p>1.950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765075" calcext:value-type="float">
            <text:p>1.777650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42312" calcext:value-type="float">
            <text:p>1.4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231716129032" calcext:value-type="float">
            <text:p>1.38231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71664516129" calcext:value-type="float">
            <text:p>1.493716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310348387097" calcext:value-type="float">
            <text:p>1.553103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150683870968" calcext:value-type="float">
            <text:p>1.7815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0972" calcext:value-type="float">
            <text:p>1.680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904877419355" calcext:value-type="float">
            <text:p>1.779048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845765517241" calcext:value-type="float">
            <text:p>1.63845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674683870968" calcext:value-type="float">
            <text:p>1.79674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20206451613" calcext:value-type="float">
            <text:p>1.76420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26352" calcext:value-type="float">
            <text:p>1.93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469175" calcext:value-type="float">
            <text:p>1.7246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656" calcext:value-type="float">
            <text:p>1.6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44464516129" calcext:value-type="float">
            <text:p>1.9844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2394658064516" calcext:value-type="float">
            <text:p>2.423946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732387096774" calcext:value-type="float">
            <text:p>2.6773238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137212903226" calcext:value-type="float">
            <text:p>2.8913721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1232" calcext:value-type="float">
            <text:p>2.53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718477419355" calcext:value-type="float">
            <text:p>2.867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926675862069" calcext:value-type="float">
            <text:p>2.6992667586206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221703225806" calcext:value-type="float">
            <text:p>2.572217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405058064516" calcext:value-type="float">
            <text:p>2.494050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24464" calcext:value-type="float">
            <text:p>2.352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91045" calcext:value-type="float">
            <text:p>1.97910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1424" calcext:value-type="float">
            <text:p>1.7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464525" calcext:value-type="float">
            <text:p>2.114645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07509677419" calcext:value-type="float">
            <text:p>2.3460750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2432" calcext:value-type="float">
            <text:p>2.22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3437470967742" calcext:value-type="float">
            <text:p>2.334374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19070967742" calcext:value-type="float">
            <text:p>2.005190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37832258065" calcext:value-type="float">
            <text:p>1.85937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716496551724" calcext:value-type="float">
            <text:p>1.7271649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051767741936" calcext:value-type="float">
            <text:p>1.8805176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5089" calcext:value-type="float">
            <text:p>1.8550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5264" calcext:value-type="float">
            <text:p>1.7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64464516129" calcext:value-type="float">
            <text:p>1.556446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5864" calcext:value-type="float">
            <text:p>1.313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29175" calcext:value-type="float">
            <text:p>1.572291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096748387097" calcext:value-type="float">
            <text:p>2.75096748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1168" calcext:value-type="float">
            <text:p>2.74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970683870968" calcext:value-type="float">
            <text:p>2.6197068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055741935484" calcext:value-type="float">
            <text:p>2.370557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86144516129" calcext:value-type="float">
            <text:p>2.1386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592542857143" calcext:value-type="float">
            <text:p>2.0159254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556077419355" calcext:value-type="float">
            <text:p>2.065560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732225" calcext:value-type="float">
            <text:p>2.19732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12808" calcext:value-type="float">
            <text:p>2.22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155277419355" calcext:value-type="float">
            <text:p>2.001552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2888" calcext:value-type="float">
            <text:p>2.15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61825" calcext:value-type="float">
            <text:p>2.279618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373316129032" calcext:value-type="float">
            <text:p>2.0437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596" calcext:value-type="float">
            <text:p>1.84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10374193548" calcext:value-type="float">
            <text:p>1.764103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274477419355" calcext:value-type="float">
            <text:p>1.63274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615716129032" calcext:value-type="float">
            <text:p>1.626157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576685714286" calcext:value-type="float">
            <text:p>1.83576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432335483871" calcext:value-type="float">
            <text:p>1.87432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555" calcext:value-type="float">
            <text:p>2.1545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8492" calcext:value-type="float">
            <text:p>2.15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033832258065" calcext:value-type="float">
            <text:p>1.9203383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6392" calcext:value-type="float">
            <text:p>1.86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736541935484" calcext:value-type="float">
            <text:p>1.977365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981677419355" calcext:value-type="float">
            <text:p>2.589816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895032" calcext:value-type="float">
            <text:p>3.28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423225" calcext:value-type="float">
            <text:p>3.34232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6392" calcext:value-type="float">
            <text:p>3.1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90761290323" calcext:value-type="float">
            <text:p>2.94790761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476371428571" calcext:value-type="float">
            <text:p>2.8447637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061575" calcext:value-type="float">
            <text:p>2.640615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2953316129032" calcext:value-type="float">
            <text:p>2.7295331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2112" calcext:value-type="float">
            <text:p>2.731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061522580645" calcext:value-type="float">
            <text:p>2.390615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779819354839" calcext:value-type="float">
            <text:p>2.6377981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73393548387" calcext:value-type="float">
            <text:p>3.4387339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024335483871" calcext:value-type="float">
            <text:p>3.520243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35832" calcext:value-type="float">
            <text:p>4.18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59808" calcext:value-type="float">
            <text:p>4.265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9956" calcext:value-type="float">
            <text:p>4.09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3632" calcext:value-type="float">
            <text:p>3.91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61232" calcext:value-type="float">
            <text:p>3.76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7976" calcext:value-type="float">
            <text:p>3.61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8688" calcext:value-type="float">
            <text:p>3.2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5368" calcext:value-type="float">
            <text:p>3.32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9296" calcext:value-type="float">
            <text:p>2.7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3008" calcext:value-type="float">
            <text:p>3.49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9336" calcext:value-type="float">
            <text:p>3.0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3264" calcext:value-type="float">
            <text:p>2.49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2784" calcext:value-type="float">
            <text:p>2.462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9544" calcext:value-type="float">
            <text:p>3.2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3944" calcext:value-type="float">
            <text:p>3.1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0944" calcext:value-type="float">
            <text:p>2.9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9672" calcext:value-type="float">
            <text:p>2.70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88336" calcext:value-type="float">
            <text:p>2.6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6752" calcext:value-type="float">
            <text:p>2.20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3548" calcext:value-type="float">
            <text:p>1.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74" calcext:value-type="float">
            <text:p>2.05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8296" calcext:value-type="float">
            <text:p>2.36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17064" calcext:value-type="float">
            <text:p>2.4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1472" calcext:value-type="float">
            <text:p>1.8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84832" calcext:value-type="float">
            <text:p>2.0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3392" calcext:value-type="float">
            <text:p>1.9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33472" calcext:value-type="float">
            <text:p>2.63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87168" calcext:value-type="float">
            <text:p>2.48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57272" calcext:value-type="float">
            <text:p>2.55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21736" calcext:value-type="float">
            <text:p>3.2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13888" calcext:value-type="float">
            <text:p>2.91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4576" calcext:value-type="float">
            <text:p>3.0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5704" calcext:value-type="float">
            <text:p>2.96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01696" calcext:value-type="float">
            <text:p>2.9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1272" calcext:value-type="float">
            <text:p>2.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5364" calcext:value-type="float">
            <text:p>2.45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6288" calcext:value-type="float">
            <text:p>3.0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47416" calcext:value-type="float">
            <text:p>2.94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2136" calcext:value-type="float">
            <text:p>2.61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1552" calcext:value-type="float">
            <text:p>2.51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22448" calcext:value-type="float">
            <text:p>2.82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0176" calcext:value-type="float">
            <text:p>2.17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792" calcext:value-type="float">
            <text:p>2.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8256" calcext:value-type="float">
            <text:p>2.04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7152" calcext:value-type="float">
            <text:p>1.5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6232" calcext:value-type="float">
            <text:p>1.85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5896" calcext:value-type="float">
            <text:p>2.21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408" calcext:value-type="float">
            <text:p>2.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51304" calcext:value-type="float">
            <text:p>2.05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2472" calcext:value-type="float">
            <text:p>2.2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24456" calcext:value-type="float">
            <text:p>2.1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98904" calcext:value-type="float">
            <text:p>1.8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5352" calcext:value-type="float">
            <text:p>2.43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83536" calcext:value-type="float">
            <text:p>2.38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8464" calcext:value-type="float">
            <text:p>2.18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96768" calcext:value-type="float">
            <text:p>3.0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11424" calcext:value-type="float">
            <text:p>3.01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02736" calcext:value-type="float">
            <text:p>3.60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48328" calcext:value-type="float">
            <text:p>4.14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2608" calcext:value-type="float">
            <text:p>4.10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3192" calcext:value-type="float">
            <text:p>3.9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62984" calcext:value-type="float">
            <text:p>4.06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68496" calcext:value-type="float">
            <text:p>3.96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06368" calcext:value-type="float">
            <text:p>3.7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0712" calcext:value-type="float">
            <text:p>3.4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73552" calcext:value-type="float">
            <text:p>3.2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38144" calcext:value-type="float">
            <text:p>3.43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19856" calcext:value-type="float">
            <text:p>3.41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28" calcext:value-type="float">
            <text:p>3.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7144" calcext:value-type="float">
            <text:p>3.0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8752" calcext:value-type="float">
            <text:p>2.9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51048" calcext:value-type="float">
            <text:p>3.0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86328" calcext:value-type="float">
            <text:p>3.38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28288" calcext:value-type="float">
            <text:p>3.8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0708" calcext:value-type="float">
            <text:p>3.30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814" calcext:value-type="float">
            <text:p>3.5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7288" calcext:value-type="float">
            <text:p>3.44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58896" calcext:value-type="float">
            <text:p>3.35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12592" calcext:value-type="float">
            <text:p>3.2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6248" calcext:value-type="float">
            <text:p>2.74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21152" calcext:value-type="float">
            <text:p>3.1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23488" calcext:value-type="float">
            <text:p>3.52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78352" calcext:value-type="float">
            <text:p>3.57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95472" calcext:value-type="float">
            <text:p>3.39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7456" calcext:value-type="float">
            <text:p>3.26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81528" calcext:value-type="float">
            <text:p>3.08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62656" calcext:value-type="float">
            <text:p>2.96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988" calcext:value-type="float">
            <text:p>2.8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7208" calcext:value-type="float">
            <text:p>2.80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94432" calcext:value-type="float">
            <text:p>2.69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57856" calcext:value-type="float">
            <text:p>2.6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65248" calcext:value-type="float">
            <text:p>2.3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50008" calcext:value-type="float">
            <text:p>2.35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4976" calcext:value-type="float">
            <text:p>2.47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4728" calcext:value-type="float">
            <text:p>2.01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6648" calcext:value-type="float">
            <text:p>2.1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9552" calcext:value-type="float">
            <text:p>1.7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0216" calcext:value-type="float">
            <text:p>2.49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04288" calcext:value-type="float">
            <text:p>2.30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6128" calcext:value-type="float">
            <text:p>1.7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15312" calcext:value-type="float">
            <text:p>2.1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8088" calcext:value-type="float">
            <text:p>2.2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8048" calcext:value-type="float">
            <text:p>1.9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9928" calcext:value-type="float">
            <text:p>1.70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06168" calcext:value-type="float">
            <text:p>2.10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01952" calcext:value-type="float">
            <text:p>1.9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6608" calcext:value-type="float">
            <text:p>1.81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17648" calcext:value-type="float">
            <text:p>2.51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22576" calcext:value-type="float">
            <text:p>2.32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67128" calcext:value-type="float">
            <text:p>2.16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45208" calcext:value-type="float">
            <text:p>2.0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87752" calcext:value-type="float">
            <text:p>2.58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1448" calcext:value-type="float">
            <text:p>2.441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02408" calcext:value-type="float">
            <text:p>2.50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9528" calcext:value-type="float">
            <text:p>2.31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8632" calcext:value-type="float">
            <text:p>2.00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5688" calcext:value-type="float">
            <text:p>2.0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77568" calcext:value-type="float">
            <text:p>1.87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67712" calcext:value-type="float">
            <text:p>2.26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4248" calcext:value-type="float">
            <text:p>1.98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9488" calcext:value-type="float">
            <text:p>1.99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1136" calcext:value-type="float">
            <text:p>2.2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0388" calcext:value-type="float">
            <text:p>1.580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60448" calcext:value-type="float">
            <text:p>2.0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18944" calcext:value-type="float">
            <text:p>2.2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74748" calcext:value-type="float">
            <text:p>2.17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1356" calcext:value-type="float">
            <text:p>1.8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1824" calcext:value-type="float">
            <text:p>2.40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8568" calcext:value-type="float">
            <text:p>2.258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2888" calcext:value-type="float">
            <text:p>2.53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5728" calcext:value-type="float">
            <text:p>2.3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1008" calcext:value-type="float">
            <text:p>2.73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6728" calcext:value-type="float">
            <text:p>2.77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9448" calcext:value-type="float">
            <text:p>1.67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3768" calcext:value-type="float">
            <text:p>1.9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1888" calcext:value-type="float">
            <text:p>2.1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6888" calcext:value-type="float">
            <text:p>2.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78024" calcext:value-type="float">
            <text:p>2.47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98648" calcext:value-type="float">
            <text:p>2.89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34056" calcext:value-type="float">
            <text:p>2.73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1844" calcext:value-type="float">
            <text:p>2.56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97024" calcext:value-type="float">
            <text:p>2.09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91512" calcext:value-type="float">
            <text:p>2.1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4036" calcext:value-type="float">
            <text:p>2.574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0384" calcext:value-type="float">
            <text:p>2.31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7088" calcext:value-type="float">
            <text:p>1.84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1764" calcext:value-type="float">
            <text:p>1.921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S101634001</text:p>
          </table:table-cell>
          <table:table-cell office:value-type="string" calcext:value-type="string">
            <text:p>199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00" meta:object-count="0"/>
    <meta:user-defined meta:name="AppVersion">3.0</meta:user-defined>
  </office:meta>
</office:document-meta>
</file>